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25.7cm" style:page-number="auto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auto" fo:break-after="auto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10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2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5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16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18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0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22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25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8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0f312" style:font-size-asian="12pt" style:font-weight-asian="normal" style:font-size-complex="12pt" style:font-weight-complex="normal"/>
    </style:style>
    <style:style style:name="P2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7348d" style:font-size-asian="12pt" style:font-weight-asian="normal" style:font-size-complex="12pt" style:font-weight-complex="normal"/>
    </style:style>
    <style:style style:name="P30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31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7e4cf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33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34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35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none" fo:font-weight="bold" officeooo:rsid="0015ab4e" officeooo:paragraph-rsid="0015ab4e" style:font-size-asian="12pt" style:font-weight-asian="bold" style:font-size-complex="12pt" style:font-weight-complex="bold"/>
    </style:style>
    <style:style style:name="P3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3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3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3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4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41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42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4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49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0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1" style:family="paragraph" style:parent-style-name="Table_20_Contents" style:list-style-name="List_20_1">
      <loext:graphic-properties draw:fill="none"/>
      <style:paragraph-properties fo:margin-left="0.801cm" fo:margin-right="0.1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2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3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4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5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6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57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6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6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6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6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6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6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6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6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6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6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7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7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7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7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7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7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7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7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7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7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8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81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82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83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84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85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8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f312" officeooo:paragraph-rsid="0010f312" style:font-size-asian="12pt" style:font-size-complex="12pt"/>
    </style:style>
    <style:style style:name="P87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88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89" style:family="paragraph" style:parent-style-name="Table_20_Contents" style:list-style-name="L9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90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dc574" officeooo:paragraph-rsid="001dc574" style:font-size-asian="12pt" style:font-size-complex="12pt"/>
    </style:style>
    <style:style style:name="P91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1584d" officeooo:paragraph-rsid="0021584d" style:font-size-asian="12pt" style:font-size-complex="12pt"/>
    </style:style>
    <style:style style:name="P92" style:family="paragraph" style:parent-style-name="Table_20_Contents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5916e" officeooo:paragraph-rsid="0025916e" style:font-size-asian="12pt" style:font-size-complex="12pt"/>
    </style:style>
    <style:style style:name="P93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0f312" style:font-size-asian="12pt" style:font-weight-asian="bold" style:font-size-complex="12pt" style:font-weight-complex="bold"/>
    </style:style>
    <style:style style:name="P9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7348d" style:font-size-asian="12pt" style:font-weight-asian="bold" style:font-size-complex="12pt" style:font-weight-complex="bold"/>
    </style:style>
    <style:style style:name="P9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2f897" style:font-size-asian="12pt" style:font-weight-asian="bold" style:font-size-complex="12pt" style:font-weight-complex="bold"/>
    </style:style>
    <style:style style:name="P96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7e4cf" style:font-size-asian="12pt" style:font-weight-asian="bold" style:font-size-complex="12pt" style:font-weight-complex="bold"/>
    </style:style>
    <style:style style:name="P97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5ab4e" officeooo:paragraph-rsid="0015ab4e" style:font-size-asian="12pt" style:font-weight-asian="bold" style:font-size-complex="12pt" style:font-weight-complex="bold"/>
    </style:style>
    <style:style style:name="P98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99" style:family="paragraph" style:parent-style-name="Table_20_Contents">
      <loext:graphic-properties draw:fill="none"/>
      <style:paragraph-properties fo:margin-left="0.199cm" fo:margin-right="0.4cm" fo:text-align="start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00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0f312" style:font-size-asian="12pt" style:font-weight-asian="normal" style:font-size-complex="12pt" style:font-weight-complex="normal"/>
    </style:style>
    <style:style style:name="P10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7348d" style:font-size-asian="12pt" style:font-weight-asian="normal" style:font-size-complex="12pt" style:font-weight-complex="normal"/>
    </style:style>
    <style:style style:name="P10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2f897" style:font-size-asian="12pt" style:font-weight-asian="normal" style:font-size-complex="12pt" style:font-weight-complex="normal"/>
    </style:style>
    <style:style style:name="P103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7e4cf" style:font-size-asian="12pt" style:font-weight-asian="normal" style:font-size-complex="12pt" style:font-weight-complex="normal"/>
    </style:style>
    <style:style style:name="P104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15f66a" officeooo:paragraph-rsid="0015f66a" style:font-size-asian="12pt" style:font-weight-asian="bold" style:font-size-complex="12pt" style:font-weight-complex="bold"/>
    </style:style>
    <style:style style:name="P105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106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0f312" style:font-size-asian="12pt" style:font-weight-asian="normal" style:font-size-complex="12pt" style:font-weight-complex="normal"/>
    </style:style>
    <style:style style:name="P107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7348d" style:font-size-asian="12pt" style:font-weight-asian="normal" style:font-size-complex="12pt" style:font-weight-complex="normal"/>
    </style:style>
    <style:style style:name="P108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2f897" style:font-size-asian="12pt" style:font-weight-asian="normal" style:font-size-complex="12pt" style:font-weight-complex="normal"/>
    </style:style>
    <style:style style:name="P10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7e4cf" style:font-size-asian="12pt" style:font-weight-asian="normal" style:font-size-complex="12pt" style:font-weight-complex="normal"/>
    </style:style>
    <style:style style:name="P110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0fc83c"/>
    </style:style>
    <style:style style:name="P111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12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13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14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3f9c3"/>
    </style:style>
    <style:style style:name="P11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1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1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2f897"/>
    </style:style>
    <style:style style:name="P11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19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0cb48"/>
    </style:style>
    <style:style style:name="P12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22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2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2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2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2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bf20a" style:font-weight-asian="bold" style:font-weight-complex="bold"/>
    </style:style>
    <style:style style:name="P12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23f9c3" style:font-weight-asian="bold" style:font-weight-complex="bold"/>
    </style:style>
    <style:style style:name="P128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2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3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31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32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bf20a" style:font-weight-asian="normal" style:font-weight-complex="normal"/>
    </style:style>
    <style:style style:name="P133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3f9c3" style:font-weight-asian="normal" style:font-weight-complex="normal"/>
    </style:style>
    <style:style style:name="P13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5" style:family="paragraph" style:parent-style-name="Table_20_Contents" style:list-style-name="L6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6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7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3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bf20a" style:font-weight-asian="normal" style:font-weight-complex="normal"/>
    </style:style>
    <style:style style:name="P14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3f9c3" style:font-weight-asian="normal" style:font-weight-complex="normal"/>
    </style:style>
    <style:style style:name="P14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42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c54" officeooo:paragraph-rsid="0010cc54" style:font-weight-asian="normal" style:font-weight-complex="normal"/>
    </style:style>
    <style:style style:name="P143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144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7e4cf" style:font-size-asian="12pt" style:font-weight-asian="normal" style:font-size-complex="12pt" style:font-weight-complex="normal"/>
    </style:style>
    <style:style style:name="P145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46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47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48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49" style:family="paragraph" style:parent-style-name="Table_20_Contents" style:list-style-name="L8">
      <loext:graphic-properties draw:fill="none"/>
      <style:paragraph-properties fo:margin-left="0.101cm" fo:margin-right="0.199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50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15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22f897" style:font-size-asian="12pt" style:font-weight-asian="normal" style:font-size-complex="12pt" style:font-weight-complex="normal"/>
    </style:style>
    <style:style style:name="P152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2f897" officeooo:paragraph-rsid="0022f897" style:font-size-asian="12pt" style:font-weight-asian="normal" style:font-size-complex="12pt" style:font-weight-complex="normal"/>
    </style:style>
    <style:style style:name="P15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0d72b3" officeooo:paragraph-rsid="0022f897" style:font-size-asian="12pt" style:font-weight-asian="normal" style:font-size-complex="12pt" style:font-weight-complex="normal"/>
    </style:style>
    <style:style style:name="P154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7e4cf" officeooo:paragraph-rsid="0027e4cf" style:font-size-asian="12pt" style:font-weight-asian="normal" style:font-size-complex="12pt" style:font-weight-complex="normal"/>
    </style:style>
    <style:style style:name="P15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bold" officeooo:rsid="0017477b" officeooo:paragraph-rsid="0017477b" style:font-size-asian="12pt" style:font-weight-asian="bold" style:font-size-complex="12pt" style:font-weight-complex="bold"/>
    </style:style>
    <style:style style:name="P15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2e8fb" style:font-size-asian="12pt" style:font-weight-asian="bold" style:font-size-complex="12pt" style:font-weight-complex="bold"/>
    </style:style>
    <style:style style:name="P15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7477b" style:font-size-asian="12pt" style:font-weight-asian="bold" style:font-size-complex="12pt" style:font-weight-complex="bold"/>
    </style:style>
    <style:style style:name="P15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22f897" style:font-size-asian="12pt" style:font-weight-asian="bold" style:font-size-complex="12pt" style:font-weight-complex="bold"/>
    </style:style>
    <style:style style:name="P15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2e8fb" style:font-size-asian="12pt" style:font-weight-asian="normal" style:font-size-complex="12pt" style:font-weight-complex="normal"/>
    </style:style>
    <style:style style:name="P16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7477b" style:font-size-asian="12pt" style:font-weight-asian="normal" style:font-size-complex="12pt" style:font-weight-complex="normal"/>
    </style:style>
    <style:style style:name="P16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22f897" style:font-size-asian="12pt" style:font-weight-asian="normal" style:font-size-complex="12pt" style:font-weight-complex="normal"/>
    </style:style>
    <style:style style:name="P16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41e8f" style:font-size-asian="12pt" style:font-weight-asian="normal" style:font-size-complex="12pt" style:font-weight-complex="normal"/>
    </style:style>
    <style:style style:name="P16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6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6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6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67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6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69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7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7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172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173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17fcdc" style:font-size-asian="12pt" style:font-weight-asian="normal" style:font-size-complex="12pt" style:font-weight-complex="normal"/>
    </style:style>
    <style:style style:name="P174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17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17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17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17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17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180" style:family="paragraph" style:parent-style-name="Table_20_Contents" style:list-style-name="L1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1d7aac" style:font-size-asian="12pt" style:font-weight-asian="normal" style:font-size-complex="12pt" style:font-weight-complex="normal"/>
    </style:style>
    <style:style style:name="P181" style:family="paragraph" style:parent-style-name="Table_20_Contents" style:list-style-name="L15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23f9c3" style:font-size-asian="12pt" style:font-weight-asian="normal" style:font-size-complex="12pt" style:font-weight-complex="normal"/>
    </style:style>
    <style:style style:name="P182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23f9c3" officeooo:paragraph-rsid="0023f9c3" style:font-size-asian="12pt" style:font-weight-asian="normal" style:font-size-complex="12pt" style:font-weight-complex="normal"/>
    </style:style>
    <style:style style:name="P18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7fcdc" officeooo:paragraph-rsid="0017fcdc" style:font-size-asian="12pt" style:font-weight-asian="bold" style:font-size-complex="12pt" style:font-weight-complex="bold"/>
    </style:style>
    <style:style style:name="P18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8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23f9c3" style:font-size-asian="12pt" style:font-weight-asian="bold" style:font-size-complex="12pt" style:font-weight-complex="bold"/>
    </style:style>
    <style:style style:name="P18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7fcdc" officeooo:paragraph-rsid="0017fcdc" style:font-size-asian="12pt" style:font-weight-asian="normal" style:font-size-complex="12pt" style:font-weight-complex="normal"/>
    </style:style>
    <style:style style:name="P18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1d7aac" style:font-size-asian="12pt" style:font-weight-asian="normal" style:font-size-complex="12pt" style:font-weight-complex="normal"/>
    </style:style>
    <style:style style:name="P18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23f9c3" style:font-size-asian="12pt" style:font-weight-asian="normal" style:font-size-complex="12pt" style:font-weight-complex="normal"/>
    </style:style>
    <style:style style:name="P189" style:family="paragraph" style:parent-style-name="Table_20_Contents" style:list-style-name="L13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190" style:family="paragraph" style:parent-style-name="Table_20_Contents" style:list-style-name="L16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191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192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193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21584d"/>
    </style:style>
    <style:style style:name="P194" style:family="paragraph" style:parent-style-name="Table_20_Contents" style:list-style-name="L16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25916e"/>
    </style:style>
    <style:style style:name="P195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weight="bold" officeooo:rsid="0021584d" officeooo:paragraph-rsid="0021584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5f413"/>
    </style:style>
    <style:style style:name="T7" style:family="text">
      <style:text-properties officeooo:rsid="00071f4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2bea9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2bea9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bold" officeooo:rsid="0027e4cf" style:font-weight-asian="bold" style:font-weight-complex="bold"/>
    </style:style>
    <style:style style:name="T14" style:family="text">
      <style:text-properties fo:language="ru" fo:country="RU" officeooo:rsid="000e014a"/>
    </style:style>
    <style:style style:name="T15" style:family="text">
      <style:text-properties fo:language="ru" fo:country="RU" officeooo:rsid="000fc83c"/>
    </style:style>
    <style:style style:name="T16" style:family="text">
      <style:text-properties fo:language="ru" fo:country="RU" officeooo:rsid="0019e83a"/>
    </style:style>
    <style:style style:name="T17" style:family="text">
      <style:text-properties fo:language="ru" fo:country="RU" officeooo:rsid="0027e4cf"/>
    </style:style>
    <style:style style:name="T18" style:family="text">
      <style:text-properties officeooo:rsid="000eb858"/>
    </style:style>
    <style:style style:name="T19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ru" fo:country="RU" style:text-underline-style="none" fo:font-weight="normal" officeooo:rsid="000fc83c" style:font-size-asian="12pt" style:font-weight-asian="normal" style:font-size-complex="12pt" style:font-weight-complex="normal"/>
    </style:style>
    <style:style style:name="T21" style:family="text">
      <style:text-properties fo:font-size="12pt" fo:language="ru" fo:country="RU" style:text-underline-style="none" fo:font-weight="normal" officeooo:rsid="000d72b3" style:font-size-asian="12pt" style:font-weight-asian="normal" style:font-size-complex="12pt" style:font-weight-complex="normal"/>
    </style:style>
    <style:style style:name="T22" style:family="text">
      <style:text-properties fo:font-size="12pt" fo:language="ru" fo:country="RU" style:font-size-asian="12pt" style:font-size-complex="12pt"/>
    </style:style>
    <style:style style:name="T23" style:family="text">
      <style:text-properties fo:font-size="12pt" fo:language="en" fo:country="US" style:text-underline-style="none" fo:font-weight="normal" officeooo:rsid="000d72b3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21584d" style:font-size-asian="12pt" style:font-size-complex="12pt"/>
    </style:style>
    <style:style style:name="T26" style:family="text">
      <style:text-properties fo:font-weight="bold" officeooo:rsid="0022f897" style:font-weight-asian="bold" style:font-weight-complex="bold"/>
    </style:style>
    <style:style style:name="T27" style:family="text">
      <style:text-properties style:use-window-font-color="true" loext:opacity="0%" fo:font-size="12pt" fo:language="ru" fo:country="RU" style:text-underline-style="none" fo:font-weight="normal" officeooo:rsid="0010cc54" style:font-size-asian="12pt" style:font-weight-asian="normal" style:font-size-complex="12pt" style:font-weight-complex="normal"/>
    </style:style>
    <style:style style:name="T28" style:family="text">
      <style:text-properties officeooo:rsid="0015f66a"/>
    </style:style>
    <style:style style:name="T29" style:family="text">
      <style:text-properties officeooo:rsid="0017477b"/>
    </style:style>
    <style:style style:name="T30" style:family="text">
      <style:text-properties officeooo:rsid="001f6dda"/>
    </style:style>
    <style:style style:name="T31" style:family="text">
      <style:text-properties officeooo:rsid="0022f897"/>
    </style:style>
    <style:style style:name="T32" style:family="text">
      <style:text-properties officeooo:rsid="002759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18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5">20.07.2021</text:span><text:span text:style-name="T3"> № </text:span><text:span text:style-name="T5">191-17-071-09/200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117861952">
            <table:table-cell table:style-name="Таблица1.A1" office:value-type="string">
              <text:p text:style-name="P9">Наименование и место аварийной ситуации</text:p>
            </table:table-cell>
            <table:table-cell table:style-name="Таблица1.A1" office:value-type="string">
              <text:p text:style-name="P9">Опознавательные признаки аварии</text:p>
            </table:table-cell>
            <table:table-cell table:style-name="Таблица1.A1" office:value-type="string">
              <text:p text:style-name="P9">Способы и средства локализации и ликвидации аварии</text:p>
            </table:table-cell>
            <table:table-cell table:style-name="Таблица1.A1" office:value-type="string">
              <text:p text:style-name="P9">Исполнители и порядок их действий</text:p>
            </table:table-cell>
          </table:table-row>
        </table:table-header-rows>
        <table:table-row table:style-name="TableLine117864400">
          <table:table-cell table:style-name="Таблица1.A1" table:number-columns-spanned="4" office:value-type="string">
            <text:p text:style-name="P14"/>
            <text:p text:style-name="P16">Горючие газы (здание 324А): ацетилен, водород, бутан, аммиак.</text:p>
            <text:p text:style-name="P14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4">1. Нагрев баллона с <text:span text:style-name="T1">аммиаком</text:span></text:p>
          </table:table-cell>
          <table:table-cell table:style-name="Таблица1.A1" office:value-type="string">
            <text:p text:style-name="P12">- <text:span text:style-name="T6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13">- <text:span text:style-name="T7">средства связи и оповещения;</text:span></text:p>
            <text:p text:style-name="P13">- <text:span text:style-name="T7">использование средств индивидуальной защиты;</text:span></text:p>
            <text:p text:style-name="P13">- <text:span text:style-name="T7">силы и средства НАСО (при необходимости);</text:span></text:p>
            <text:p text:style-name="P13">- <text:span text:style-name="T7">предупредительные знаки;</text:span></text:p>
            <text:p text:style-name="P13">- <text:span text:style-name="T7">сирена ручная типа РС-100;</text:span></text:p>
            <text:p text:style-name="P13">- <text:span text:style-name="T7">погрузочно-разгрузочные работы производит только обученный и аттестованный персонал;</text:span></text:p>
            <text:p text:style-name="P13">- <text:span text:style-name="T7">бочки с водой для охлаждения баллонов (рядом с местом проведения погрузочно-разгрузочных работ);</text:span></text:p>
            <text:p text:style-name="P13">- <text:span text:style-name="T7">ранцевый опрыскиватель;</text:span></text:p>
            <text:p text:style-name="P13">- <text:span text:style-name="T7">вёдра.</text:span></text:p>
          </table:table-cell>
          <table:table-cell table:style-name="Таблица1.A1" office:value-type="string">
            <text:p text:style-name="P15">Транспортировщики, техник по хранению.</text:p>
            <text:p text:style-name="P17">Порядок действий:</text:p>
            <text:list xml:id="list151120591" text:style-name="L1">
              <text:list-item>
                <text:p text:style-name="P24">Использовать СИЗ.</text:p>
              </text:list-item>
              <text:list-item>
                <text:p text:style-name="P24">Немедленно удалить всех посторонних лиц с места аварийной ситуации.</text:p>
              </text:list-item>
              <text:list-item>
                <text:p text:style-name="P24">Подать звуковой сигнал тревоги с помощью ручной сирены.</text:p>
              </text:list-item>
              <text:list-item>
                <text:p text:style-name="P105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5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26">При выход<text:span text:style-name="T18">е</text:span> у ворот, ограждающих склад баллонов, выставить предупре<text:span text:style-name="T18">дительный</text:span> знак: <text:span text:style-name="T8">W03 </text:span><text:span text:style-name="T9">«</text:span><text:span text:style-name="T10">Опасно. </text:span><text:soft-page-break/><text:span text:style-name="T10">Ядовитые вещества</text:span><text:span text:style-name="T11">» </text:span><text:span text:style-name="T10">согласно ГОСТ 12.4.026-2015.</text:span></text:p>
              </text:list-item>
              <text:list-item>
                <text:p text:style-name="P27"><text:span text:style-name="T10">Соблюдать меры пожарной безопасности. Не курить! Устранить источники открытого огня. </text:span><text:span text:style-name="T12">Нагрев баллона может вызвать взрыв!</text:span></text:p>
              </text:list-item>
              <text:list-item>
                <text:p text:style-name="P36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18"/>
            <text:p text:style-name="P20">Руководитель группы отдела 071.</text:p>
            <text:p text:style-name="P22">Порядок действий:</text:p>
            <text:list xml:id="list1269133003" text:style-name="L2">
              <text:list-item>
                <text:p text:style-name="P76"><text:span text:style-name="T10">Прибыть</text:span> <text:span text:style-name="T10">на место аварийной ситуации. Оценить обстановку.</text:span></text:p>
              </text:list-item>
              <text:list-item>
                <text:p text:style-name="P37">Использовать СИЗ.</text:p>
              </text:list-item>
              <text:list-item>
                <text:p text:style-name="P37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76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80"><text:span text:style-name="T10">Руководить ликвидацией аварии до прибытия ответственного руководителя </text:span><text:soft-page-break/><text:span text:style-name="T10">работ.</text:span></text:p>
                <text:p text:style-name="P62">ОД ООРМ.</text:p>
                <text:p text:style-name="P69">Порядок действий:</text:p>
              </text:list-item>
            </text:list>
            <text:list xml:id="list707168949" text:style-name="L3">
              <text:list-item>
                <text:p text:style-name="P41">Оповестить аварийные службы и руководство комбината согласно списка.</text:p>
              </text:list-item>
            </text:list>
            <text:p text:style-name="P19"/>
            <text:p text:style-name="P21">Начальник отдела 071 (ответственный руководитель работ).</text:p>
            <text:p text:style-name="P23">Порядок действий:</text:p>
            <text:list xml:id="list1293781280" text:style-name="L4">
              <text:list-item>
                <text:p text:style-name="P42">Прибыть на место аварии, оценить обстановку.</text:p>
              </text:list-item>
              <text:list-item>
                <text:p text:style-name="P42">Использовать СИЗ.</text:p>
              </text:list-item>
              <text:list-item>
                <text:p text:style-name="P42">Принять на себя руководство ликвидацией аварии.</text:p>
              </text:list-item>
              <text:list-item>
                <text:p text:style-name="P49">Организовать и проконтролировать:</text:p>
              </text:list-item>
            </text:list>
            <text:list xml:id="list4045939616" text:style-name="List_20_1">
              <text:list-item>
                <text:list>
                  <text:list-item>
                    <text:p text:style-name="P50">оповещение ОД ООРМ;</text:p>
                  </text:list-item>
                  <text:list-item>
                    <text:p text:style-name="P50">оцепление опасной зоны;</text:p>
                  </text:list-item>
                  <text:list-item>
                    <text:p text:style-name="P50">оповещение близлежащих цехов;</text:p>
                  </text:list-item>
                  <text:list-item>
                    <text:p text:style-name="P51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10"><text:span text:style-name="T20">оказание первой помощи пострадавшим;</text:span></text:p>
              </text:list-item>
            </text:list>
            <text:list xml:id="list3081623945" text:style-name="Numbering_20_123">
              <text:list-item>
                <text:p text:style-name="P119"><text:span text:style-name="T20">П</text:span><text:span text:style-name="T19">ри необходимости вызвать ФПС, НАСО. Направить прибывшие ФПС, НАСО к месту аварии.</text:span></text:p>
              </text:list-item>
              <text:list-item>
                <text:p text:style-name="P119"><text:span text:style-name="T19">Продублировать вызов работников ЦМСЧ-91 ФМБА (при необходимости).</text:span></text:p>
              </text:list-item>
              <text:list-item>
                <text:p text:style-name="P119"><text:span text:style-name="T19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19"><text:span text:style-name="T19">Организовать проведение утилизации продуктов аварии и проведение </text:span><text:soft-page-break/><text:span text:style-name="T19">дегазационных мероприятий.</text:span></text:p>
              </text:list-item>
            </text:list>
            <text:p text:style-name="P122"><text:span text:style-name="T22">НАСО (при необходимости).</text:span></text:p>
            <text:p text:style-name="P128"><text:span text:style-name="T22">Порядок действий:</text:span></text:p>
            <text:list xml:id="list876243788" text:style-name="L6">
              <text:list-item>
                <text:p text:style-name="P135"><text:span text:style-name="T22">Прибыть на место аварии и развернуться.</text:span></text:p>
              </text:list-item>
              <text:list-item>
                <text:p text:style-name="P135"><text:span text:style-name="T22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35"><text:span text:style-name="T22">Принимать участие в ликвидации аварии в установленном порядке.</text:span></text:p>
              </text:list-item>
            </text:list>
            <text:p text:style-name="P134"><text:span text:style-name="T22"/></text:p>
            <text:p text:style-name="P123"><text:span text:style-name="T22">Работники ФГУЗ ЦМСЧ-91 ФМБА России (при необходимости).</text:span></text:p>
            <text:p text:style-name="P129"><text:span text:style-name="T22">Порядок действий:</text:span></text:p>
            <text:list xml:id="list2347945294" text:style-name="L7">
              <text:list-item>
                <text:p text:style-name="P136"><text:span text:style-name="T22">Прибыть на место аварии.</text:span></text:p>
              </text:list-item>
              <text:list-item>
                <text:p text:style-name="P136"><text:span text:style-name="T22">Оказать первую помощь пострадавшим.</text:span></text:p>
              </text:list-item>
              <text:list-item>
                <text:p text:style-name="P142"><text:span text:style-name="T22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216">
          <table:table-cell table:style-name="Таблица1.A1" office:value-type="string">
            <text:p text:style-name="P81">2. Утечка <text:span text:style-name="T2">аммиака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p text:style-name="P82">- появление резкого запаха;</text:p>
            <text:p text:style-name="P82">- шум (свист), создаваемый истекающим из баллона газом.</text:p>
          </table:table-cell>
          <table:table-cell table:style-name="Таблица1.A1" office:value-type="string">
            <text:p text:style-name="P86">- прекращение работы;</text:p>
            <text:p text:style-name="P86">- средства связи и оповещения;</text:p>
            <text:p text:style-name="P86">- сирена ручная типа РС-100;</text:p>
            <text:p text:style-name="P86">- обеспечение требований пожарной безопасности;</text:p>
            <text:p text:style-name="P86">- использование средств индивидуальной защиты;</text:p>
            <text:p text:style-name="P86">- предупредительные знаки;</text:p>
            <text:p text:style-name="P86">- погрузочно-разгрузочные работы производит только обученный и аттестованный персонал;</text:p>
            <text:p text:style-name="P86">- силы и средства НАСО (при необходимости).</text:p>
          </table:table-cell>
          <table:table-cell table:style-name="Таблица1.A1" office:value-type="string">
            <text:p text:style-name="P93">Транспортировщики, техник по хранению.</text:p>
            <text:p text:style-name="P100">Порядок действий:</text:p>
            <text:list xml:id="list2163326170" text:style-name="L8">
              <text:list-item>
                <text:p text:style-name="P28">Использовать СИЗ.</text:p>
              </text:list-item>
              <text:list-item>
                <text:p text:style-name="P28">Немедленно удалить всех посторонних лиц с места аварии, держаться с наветренной стороны (при отсутствии СИЗ, у посторонних лиц, приложить ко рту и носу ткань, желательно влажную и покинуть зону поражения, задерживая дыхание).</text:p>
              </text:list-item>
              <text:list-item>
                <text:p text:style-name="P28">Немедленно покинуть место аварии и удалиться на БЕЗОПАСНОЕ расстояние <text:soft-page-break/>(выйти за пределы территории склада), держаться с наветренной стороны.</text:p>
              </text:list-item>
              <text:list-item>
                <text:p text:style-name="P28">Подать звуковой сигнал тревоги с помощью ручной сирены.</text:p>
              </text:list-item>
              <text:list-item>
                <text:p text:style-name="P106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43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43">При выходе у ворот, ограждающих склад баллонов, выставить предупредительный знак: <text:span text:style-name="T8">W</text:span><text:span text:style-name="T10">03 «Опасно. Ядовитые вещества» согласно ГОСТ 12.4.026-2015.</text:span></text:p>
              </text:list-item>
              <text:list-item>
                <text:p text:style-name="P143"><text:span text:style-name="T10">Соблюдать меры пожарной безопасности. Устранить источники открытого огня. Не курить! </text:span><text:span text:style-name="T12">Аммиак с воздухом взрывоопасен. Горит с образованием токсичных газов (цианы, оксид азота).</text:span><text:span text:style-name="T10"> В случае возгорания, использовать огнетушитель порошковый ОП-8. Воду при тушении использовать ЗАПРЕЩЕНО!</text:span></text:p>
              </text:list-item>
              <text:list-item>
                <text:p text:style-name="P143"><text:span text:style-name="T10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span></text:p>
              </text:list-item>
            </text:list>
            <text:p text:style-name="P156"><text:soft-page-break/><text:span text:style-name="T10">Руководитель группы отдела 071.</text:span></text:p>
            <text:p text:style-name="P159"><text:span text:style-name="T10">Порядок действий:</text:span></text:p>
            <text:list xml:id="list151952147489151" text:continue-list="list1269133003" text:style-name="L2">
              <text:list-item text:start-value="1">
                <text:p text:style-name="P115"><text:span text:style-name="T21">Прибыть</text:span><text:span text:style-name="T23"> </text:span><text:span text:style-name="T21">на место аварийной ситуации. Оценить обстановку.</text:span></text:p>
              </text:list-item>
              <text:list-item>
                <text:p text:style-name="P38">Использовать СИЗ.</text:p>
              </text:list-item>
              <text:list-item>
                <text:p text:style-name="P38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77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62"><text:span text:style-name="T10">Руководить ликвидацией аварии до прибытия ответственного руководителя работ.</text:span></text:p>
                <text:p text:style-name="P63">ОД ООРМ.</text:p>
                <text:p text:style-name="P70">Порядок действий:</text:p>
              </text:list-item>
              <text:list-item text:start-value="1">
                <text:p text:style-name="P43">Оповестить аварийные службы и руководство комбината согласно списка.</text:p>
              </text:list-item>
            </text:list>
            <text:p text:style-name="P46"/>
            <text:p text:style-name="P66">Начальник отдела 071 (ответственный руководитель работ).</text:p>
            <text:p text:style-name="P73">Порядок действий:</text:p>
            <text:list xml:id="list151951675365750" text:continue-list="list151952147489151" text:style-name="L2">
              <text:list-item text:start-value="1">
                <text:p text:style-name="P43">Прибыть на место аварии, оценить обстановку.</text:p>
              </text:list-item>
              <text:list-item>
                <text:p text:style-name="P43">Использовать СИЗ.</text:p>
              </text:list-item>
              <text:list-item>
                <text:p text:style-name="P43">Принять на себя руководство ликвидацией аварии.</text:p>
              </text:list-item>
              <text:list-item>
                <text:p text:style-name="P58"><text:soft-page-break/>Организовать и проконтролировать:</text:p>
              </text:list-item>
            </text:list>
            <text:list xml:id="list151950977675279" text:continue-list="list4045939616" text:style-name="List_20_1">
              <text:list-item>
                <text:list>
                  <text:list-item>
                    <text:p text:style-name="P111"><text:span text:style-name="T20">оповещение ОД ООРМ;</text:span></text:p>
                  </text:list-item>
                  <text:list-item>
                    <text:p text:style-name="P52">оцепление опасной зоны;</text:p>
                  </text:list-item>
                  <text:list-item>
                    <text:p text:style-name="P53">оповещение близлежащих цехов;</text:p>
                  </text:list-item>
                  <text:list-item>
                    <text:p text:style-name="P53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11"><text:span text:style-name="T20">оказание первой помощи пострадавшим;</text:span></text:p>
              </text:list-item>
            </text:list>
            <text:list xml:id="list151952377154144" text:continue-list="list151951675365750" text:style-name="L2">
              <text:list-item>
                <text:p text:style-name="P120"><text:span text:style-name="T20">П</text:span><text:span text:style-name="T19">ри необходимости вызвать ФПС, НАСО. Направить прибывшие ФПС, НАСО к месту аварии.</text:span></text:p>
              </text:list-item>
              <text:list-item>
                <text:p text:style-name="P120"><text:span text:style-name="T19">Продублировать вызов работников ЦМСЧ-91 ФМБА (при необходимости).</text:span></text:p>
              </text:list-item>
              <text:list-item>
                <text:p text:style-name="P120"><text:span text:style-name="T19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20"><text:span text:style-name="T19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21"><text:span text:style-name="T19"/></text:p>
            <text:p text:style-name="P125"><text:span text:style-name="T22">НАСО (при необходимости).</text:span></text:p>
            <text:p text:style-name="P131"><text:span text:style-name="T22">Порядок действий:</text:span></text:p>
            <text:list xml:id="list151950553178667" text:continue-list="list151952377154144" text:style-name="L2">
              <text:list-item text:start-value="1">
                <text:p text:style-name="P138"><text:span text:style-name="T22">Прибыть на место аварии и развернуться.</text:span></text:p>
              </text:list-item>
              <text:list-item>
                <text:p text:style-name="P138"><text:span text:style-name="T22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38"><text:span text:style-name="T22">Принимать участие в ликвидации аварии в установленном порядке.</text:span></text:p>
              </text:list-item>
            </text:list>
            <text:p text:style-name="P141"><text:span text:style-name="T22"/></text:p>
            <text:p text:style-name="P141"><text:span text:style-name="T22"/></text:p>
            <text:p text:style-name="P141"><text:span text:style-name="T22"/></text:p>
            <text:p text:style-name="P124"><text:soft-page-break/><text:span text:style-name="T22">Работники ФГУЗ ЦМСЧ-91 ФМБА России (при необходимости).</text:span></text:p>
            <text:p text:style-name="P130"><text:span text:style-name="T22">Порядок действий:</text:span></text:p>
            <text:list xml:id="list151951551588326" text:continue-list="list151950553178667" text:style-name="L2">
              <text:list-item text:start-value="1">
                <text:p text:style-name="P138"><text:span text:style-name="T22">Прибыть на место аварии.</text:span></text:p>
              </text:list-item>
              <text:list-item>
                <text:p text:style-name="P138"><text:span text:style-name="T22">Оказать первую помощь пострадавшим.</text:span></text:p>
              </text:list-item>
              <text:list-item>
                <text:p text:style-name="P118"><text:span text:style-name="T27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488">
          <table:table-cell table:style-name="Таблица1.A1" table:number-columns-spanned="4" office:value-type="string">
            <text:p text:style-name="P97"/>
            <text:p text:style-name="P97">Инертные газы (здание 324): углекислота (углерода диоксид), аргон, гелий, гелий (смесь), хладон (фреон). Кислород (окислитель).</text:p>
            <text:p text:style-name="P97"/>
            <text:p text:style-name="P35">Это бесцветные газы, не горючи, не токсичны, но баллоны могут взрываться при нагревании. Из перечисленных газов самым опасным является кислород.</text:p>
            <text:p text:style-name="P35"/>
          </table:table-cell>
          <table:covered-table-cell/>
          <table:covered-table-cell/>
          <table:covered-table-cell/>
        </table:table-row>
        <table:table-row table:style-name="TableLine117865760">
          <table:table-cell table:style-name="Таблица1.A1" office:value-type="string">
            <text:p text:style-name="P87">3. Воспламенение выходящего из баллона <text:span text:style-name="T2">кислорода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p text:style-name="P84">- <text:span text:style-name="T28">факельное горение газа;</text:span></text:p>
            <text:p text:style-name="P84">- <text:span text:style-name="T28">тепловой поток.</text:span></text:p>
          </table:table-cell>
          <table:table-cell table:style-name="Таблица1.A1" office:value-type="string">
            <text:list xml:id="list1476930846" text:style-name="L9">
              <text:list-item>
                <text:p text:style-name="P89">прекращение работы;</text:p>
              </text:list-item>
              <text:list-item>
                <text:p text:style-name="P89">средства связи и оповещения;</text:p>
              </text:list-item>
              <text:list-item>
                <text:p text:style-name="P89">использование средств индивидуальной защиты;</text:p>
              </text:list-item>
              <text:list-item>
                <text:p text:style-name="P89">силы и средства НАСО (при необходимости);</text:p>
              </text:list-item>
              <text:list-item>
                <text:p text:style-name="P89">силы и средства ФГКУ СУ ФПС №6 МЧС России;</text:p>
              </text:list-item>
              <text:list-item>
                <text:p text:style-name="P89">предупредительные знаки;</text:p>
              </text:list-item>
              <text:list-item>
                <text:p text:style-name="P89">сирена ручная типа РС-100;</text:p>
              </text:list-item>
              <text:list-item>
                <text:p text:style-name="P89">погрузочно-разгрузочные работы производит только обученный и аттестованный персонал;</text:p>
              </text:list-item>
              <text:list-item>
                <text:p text:style-name="P89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89">ранцевый опрыскиватель;</text:p>
              </text:list-item>
              <text:list-item>
                <text:p text:style-name="P89"><text:soft-page-break/>ведра.</text:p>
              </text:list-item>
            </text:list>
            <text:p text:style-name="P88"/>
            <text:p text:style-name="P104">Кислород является окислителем, увеличивает способность к горению других материалов! С горючими газами образует взрывчатые смеси, масла в атмосфере кислорода самовозгораются!</text:p>
          </table:table-cell>
          <table:table-cell table:style-name="Таблица1.A1" office:value-type="string">
            <text:p text:style-name="P94">Транспортировщики, техник по хранению.</text:p>
            <text:p text:style-name="P101">Порядок действий:</text:p>
            <text:list xml:id="list151950397257677" text:continue-list="list2163326170" text:style-name="L8">
              <text:list-item text:start-value="1">
                <text:p text:style-name="P29">Использовать СИЗ.</text:p>
              </text:list-item>
              <text:list-item>
                <text:p text:style-name="P29">Немедленно удалить всех посторонних лиц с места аварии.</text:p>
              </text:list-item>
              <text:list-item>
                <text:p text:style-name="P33">Подать звуковой сигнал тревоги с помощью ручной сирены.</text:p>
              </text:list-item>
              <text:list-item>
                <text:p text:style-name="P33">Немедленно сообщить в пожарную часть по тел. 01 об аварии.</text:p>
              </text:list-item>
              <text:list-item>
                <text:p text:style-name="P107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45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46"><text:soft-page-break/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146">К горящему баллону подходить нельзя.</text:p>
              </text:list-item>
              <text:list-item>
                <text:p text:style-name="P146">Охлаждать горящий баллон и соседние баллоны до полного остывания, поливая их с максимального расстояния с помощью ранцевого опрыскивателя, или поливая из бочки водой <text:span text:style-name="T29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  <text:list-item>
                <text:p text:style-name="P150">В случае воспламенения одежды, пропитанной кислородом, следует немедленно окунуться в воду или облить пострадавшего водой. Если вода отсутствует, нужно сбросить или сорвать одежду.</text:p>
              </text:list-item>
            </text:list>
            <text:p text:style-name="P155">Не допускается сбивать пламя или закутывать пострадавшего, т. к. одежда, пропитанная кислородом, может гореть без доступа воздуха!</text:p>
            <text:p text:style-name="P155"/>
            <text:p text:style-name="P157"><text:span text:style-name="T10">Руководитель группы отдела 071.</text:span></text:p>
            <text:p text:style-name="P160"><text:span text:style-name="T10">Порядок действий:</text:span></text:p>
            <text:list xml:id="list151950685675140" text:continue-list="list151951551588326" text:style-name="L2">
              <text:list-item text:start-value="1">
                <text:p text:style-name="P116"><text:span text:style-name="T21">Прибыть</text:span><text:span text:style-name="T23"> </text:span><text:span text:style-name="T21">на место аварийной ситуации. Оценить обстановку.</text:span></text:p>
              </text:list-item>
              <text:list-item>
                <text:p text:style-name="P39">Использовать СИЗ.</text:p>
              </text:list-item>
              <text:list-item>
                <text:p text:style-name="P61">Продублировать сообщение об аварии в пожарную охрану по тел. 01.</text:p>
              </text:list-item>
              <text:list-item>
                <text:p text:style-name="P39"><text:soft-page-break/>Сообщить об авари<text:span text:style-name="T29">и</text:span> начальнику отдела 071 по тел. 9-52-17, ОД ООРМ по тел. 9-19-53, 9-52-60, 9-52-47.</text:p>
              </text:list-item>
              <text:list-item>
                <text:p text:style-name="P78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63"><text:span text:style-name="T10">Руководить ликвидацией аварии до прибытия ответственного руководителя работ.</text:span></text:p>
              </text:list-item>
            </text:list>
            <text:p text:style-name="P165"><text:span text:style-name="T10"/></text:p>
            <text:list xml:id="list151950592751100" text:continue-numbering="true" text:style-name="L2">
              <text:list-header>
                <text:p text:style-name="P64">ОД ООРМ.</text:p>
                <text:p text:style-name="P71">Порядок действий:</text:p>
              </text:list-header>
              <text:list-item text:start-value="1">
                <text:p text:style-name="P44">Оповестить аварийные службы и руководство комбината согласно списка.</text:p>
              </text:list-item>
            </text:list>
            <text:p text:style-name="P47"/>
            <text:p text:style-name="P67">Начальник отдела 071 (ответственный руководитель работ).</text:p>
            <text:p text:style-name="P74">Порядок действий:</text:p>
            <text:list xml:id="list151951961101447" text:continue-list="list151950592751100" text:style-name="L2">
              <text:list-item text:start-value="1">
                <text:p text:style-name="P44">Прибыть на место аварии, оценить обстановку.</text:p>
              </text:list-item>
              <text:list-item>
                <text:p text:style-name="P44">Использовать СИЗ.</text:p>
              </text:list-item>
              <text:list-item>
                <text:p text:style-name="P44">Принять на себя руководство ликвидацией аварии.</text:p>
              </text:list-item>
              <text:list-item>
                <text:p text:style-name="P59">Организовать и проконтролировать:</text:p>
              </text:list-item>
            </text:list>
            <text:list xml:id="list151951418522307" text:continue-list="list151950977675279" text:style-name="List_20_1">
              <text:list-item>
                <text:list>
                  <text:list-item>
                    <text:p text:style-name="P113"><text:span text:style-name="T20">оповещение ОД ООРМ;</text:span></text:p>
                  </text:list-item>
                  <text:list-item>
                    <text:p text:style-name="P54">оцепление опасной зоны;</text:p>
                  </text:list-item>
                  <text:list-item>
                    <text:p text:style-name="P55">оповещение близлежащих цехов;</text:p>
                  </text:list-item>
                  <text:list-item>
                    <text:p text:style-name="P55">эвакуацию производственного <text:soft-page-break/>персонала из опасной зоны;</text:p>
                  </text:list-item>
                </text:list>
              </text:list-item>
              <text:list-item>
                <text:p text:style-name="P166"><text:span text:style-name="T15">оказание первой помощи пострадавшим;</text:span></text:p>
              </text:list-item>
            </text:list>
            <text:list xml:id="list3291298115" text:style-name="L10">
              <text:list-item>
                <text:p text:style-name="P169"><text:span text:style-name="T15">П</text:span><text:span text:style-name="T10">родублировать вызов ФПС, при необходимости вызвать НАСО. Направить прибывшие ФПС, НАСО к месту аварии.</text:span></text:p>
              </text:list-item>
              <text:list-item>
                <text:p text:style-name="P169"><text:span text:style-name="T10">Продублировать вызов работников ЦМСЧ-91 ФМБА (при необходимости).</text:span></text:p>
              </text:list-item>
              <text:list-item>
                <text:p text:style-name="P169"><text:span text:style-name="T10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69"><text:span text:style-name="T10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70"><text:span text:style-name="T10"/></text:p>
            <text:p text:style-name="P183"><text:span text:style-name="T10">ФГКУ СУ ФПС №6 МЧС России.</text:span></text:p>
            <text:p text:style-name="P186"><text:span text:style-name="T10">Порядок действий:</text:span></text:p>
            <text:list xml:id="list2161652306" text:style-name="L11">
              <text:list-item>
                <text:p text:style-name="P173"><text:span text:style-name="T10">Прибыть на место аварии.</text:span></text:p>
              </text:list-item>
              <text:list-item>
                <text:p text:style-name="P173"><text:span text:style-name="T10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span></text:p>
              </text:list-item>
              <text:list-item>
                <text:p text:style-name="P173"><text:span text:style-name="T10">Держать постоянную связь с ответственным руководите</text:span><text:span text:style-name="T16">л</text:span><text:span text:style-name="T10">ем.</text:span></text:p>
              </text:list-item>
              <text:list-item>
                <text:p text:style-name="P174"><text:span text:style-name="T10">Обеспечивать взаимодействие координацию действий с аварийно-спасательными формированиями.</text:span></text:p>
              </text:list-item>
            </text:list>
            <text:p text:style-name="P175"><text:span text:style-name="T10"/></text:p>
            <text:p text:style-name="P175"><text:span text:style-name="T10"/></text:p>
            <text:p text:style-name="P126"><text:soft-page-break/><text:span text:style-name="T22">НАСО (при необходимости).</text:span></text:p>
            <text:p text:style-name="P132"><text:span text:style-name="T22">Порядок действий:</text:span></text:p>
            <text:list xml:id="list151951310509842" text:continue-list="list151951961101447" text:style-name="L2">
              <text:list-item text:start-value="1">
                <text:p text:style-name="P139"><text:span text:style-name="T22">Прибыть на место аварии и развернуться.</text:span></text:p>
              </text:list-item>
              <text:list-item>
                <text:p text:style-name="P139"><text:span text:style-name="T22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76"><text:span text:style-name="T10">Принимать участие в ликвидации аварии в установленном порядке.</text:span></text:p>
              </text:list-item>
            </text:list>
            <text:p text:style-name="P178"><text:span text:style-name="T10"/></text:p>
            <text:p text:style-name="P184"><text:span text:style-name="T10">Работники ФГУЗ ЦМСЧ-91 ФМБА осси (при необходимости).</text:span></text:p>
            <text:p text:style-name="P187"><text:span text:style-name="T10">Порядок действий:</text:span></text:p>
            <text:list xml:id="list2592792746" text:style-name="L12">
              <text:list-item>
                <text:p text:style-name="P180"><text:span text:style-name="T10">Прибыть на место аварии.</text:span></text:p>
              </text:list-item>
              <text:list-item>
                <text:p text:style-name="P180"><text:span text:style-name="T10">Оказать первую помощь пострадавшим.</text:span></text:p>
              </text:list-item>
              <text:list-item>
                <text:p text:style-name="P180"><text:span text:style-name="T1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032">
          <table:table-cell table:style-name="Таблица1.A1" table:number-columns-spanned="4" office:value-type="string">
            <text:p text:style-name="P10"/>
            <text:p text:style-name="P98">Горючие газы (здание 324А): ацетилен, водород, бутан. Кислород (окислитель) — здание 324.</text:p>
            <text:p text:style-name="P98"/>
            <text:p text:style-name="P99">Бесцветные газы, легко воспламеняются, взрывоопасны, боятся нагрева. Водород взрывоопасен с воздухом, кислородом, хлором на свету. Бутан воспламеняется от искр пламени.</text:p>
            <text:p text:style-name="P99"/>
          </table:table-cell>
          <table:covered-table-cell/>
          <table:covered-table-cell/>
          <table:covered-table-cell/>
        </table:table-row>
        <table:table-row table:style-name="TableLine117866304">
          <table:table-cell table:style-name="Таблица1.A1" office:value-type="string">
            <text:p text:style-name="P90">4. Нагрев баллона с <text:span text:style-name="T2">ацетиленом (водородом, бутаном).</text:span></text:p>
          </table:table-cell>
          <table:table-cell table:style-name="Таблица1.A1" office:value-type="string">
            <text:list xml:id="list2193832690" text:style-name="L13">
              <text:list-header>
                <text:p text:style-name="P85">- <text:span text:style-name="T30">температура нагрева поверхноти баллона чувствуется касанием влажной руки, жжение через 2-3 сек.</text:span></text:p>
              </text:list-header>
            </text:list>
          </table:table-cell>
          <table:table-cell table:style-name="Таблица1.A1" office:value-type="string">
            <text:list xml:id="list151950429562800" text:continue-numbering="true" text:style-name="L13">
              <text:list-item>
                <text:p text:style-name="P193"><text:span text:style-name="T25">средства связи и оповещения;</text:span></text:p>
              </text:list-item>
              <text:list-item>
                <text:p text:style-name="P91">использование средств индивидуальной защиты;</text:p>
              </text:list-item>
              <text:list-item>
                <text:p text:style-name="P191"><text:span text:style-name="T24">силы и средства НАСО (при необходимости);</text:span></text:p>
              </text:list-item>
              <text:list-item>
                <text:p text:style-name="P191"><text:span text:style-name="T24">предупредительные знаки;</text:span></text:p>
              </text:list-item>
              <text:list-item>
                <text:p text:style-name="P191"><text:span text:style-name="T24">сирена ручная типа РС-100;</text:span></text:p>
              </text:list-item>
            </text:list>
            <text:p text:style-name="P192"><text:span text:style-name="T24"/></text:p>
            <text:list xml:id="list151950927844904" text:continue-numbering="true" text:style-name="L13">
              <text:list-item>
                <text:p text:style-name="P191"><text:soft-page-break/><text:span text:style-name="T24">погрузочно-разгрузочные работы производит только обученный и аттестованный персонал;</text:span></text:p>
              </text:list-item>
              <text:list-item>
                <text:p text:style-name="P191"><text:span text:style-name="T24">бочки с водой для охлаждения баллонов (рядом с местом проведения погрузочно-разгрузочных работ);</text:span></text:p>
              </text:list-item>
              <text:list-item>
                <text:p text:style-name="P191"><text:span text:style-name="T24">ранцевый опрыскиватель;</text:span></text:p>
              </text:list-item>
              <text:list-item>
                <text:p text:style-name="P191"><text:span text:style-name="T24">ведра.</text:span></text:p>
              </text:list-item>
            </text:list>
            <text:p text:style-name="P192"><text:span text:style-name="T24"/></text:p>
            <text:p text:style-name="P195"><text:span text:style-name="T24">Ацетилен — один из самых опасных горючих газов. Его сложно тушить, т. к. горит он очень быстро. Смешивание с кислородом провоцирует локальные взрывы.</text:span></text:p>
          </table:table-cell>
          <table:table-cell table:style-name="Таблица1.A1" office:value-type="string">
            <text:p text:style-name="P95">Транспортировщики, техник по хранению.</text:p>
            <text:p text:style-name="P102">Порядок действий:</text:p>
            <text:list xml:id="list151951111003768" text:continue-list="list151950397257677" text:style-name="L8">
              <text:list-item text:start-value="1">
                <text:p text:style-name="P30">Использовать СИЗ.</text:p>
              </text:list-item>
              <text:list-item>
                <text:p text:style-name="P30">Немедленно удалить всех посторонних лиц с места аварии <text:span text:style-name="T31">и не допускать доступа посторонних лиц</text:span>.</text:p>
              </text:list-item>
            </text:list>
            <text:p text:style-name="P32"/>
            <text:list xml:id="list151951082443224" text:continue-numbering="true" text:style-name="L8">
              <text:list-item>
                <text:p text:style-name="P34"><text:soft-page-break/>Подать звуковой сигнал тревоги с помощью ручной сирены.</text:p>
              </text:list-item>
              <text:list-item>
                <text:p text:style-name="P108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48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48"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147"><text:span text:style-name="T31">Соблюдать меры пожарной безопасности</text:span>. <text:span text:style-name="T26">Открытое пламя и курение — категорически запрещены! Ацетилен взрывоопасен!</text:span></text:p>
              </text:list-item>
              <text:list-item>
                <text:p text:style-name="P152"><text:span text:style-name="T31">П</text:span>ри обнаружении горячего баллона, проверить закрыт ли вентиль. Горячий баллон перемещать нельзя.</text:p>
              </text:list-item>
              <text:list-item>
                <text:p text:style-name="P149">Охлаждать баллон с <text:span text:style-name="T31">безопасного</text:span> расстояния с помощью ранцевого опрыскивателя, или поливая из бочки водой <text:span text:style-name="T29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</text:list>
            <text:p text:style-name="P151"/>
            <text:p text:style-name="P158"><text:span text:style-name="T10">Руководитель группы отдела 071.</text:span></text:p>
            <text:p text:style-name="P161"><text:span text:style-name="T10">Порядок действий:</text:span></text:p>
            <text:list xml:id="list151952516175393" text:continue-list="list151951310509842" text:style-name="L2">
              <text:list-item text:start-value="1">
                <text:p text:style-name="P117"><text:span text:style-name="T21">Прибыть</text:span><text:span text:style-name="T23"> </text:span><text:span text:style-name="T21">на место аварийной ситуации. </text:span><text:soft-page-break/><text:span text:style-name="T21">Оценить обстановку.</text:span></text:p>
              </text:list-item>
              <text:list-item>
                <text:p text:style-name="P153"><text:span text:style-name="T10">Использовать СИЗ.</text:span></text:p>
              </text:list-item>
              <text:list-item>
                <text:p text:style-name="P40">Сообщить об авари<text:span text:style-name="T29">и</text:span> начальнику отдела 071 по тел. 9-52-17, ОД ООРМ по тел. 9-19-53, 9-52-60, 9-52-47.</text:p>
              </text:list-item>
              <text:list-item>
                <text:p text:style-name="P79"><text:span text:style-name="T10">Удалить производственный персонал из зоны аварии, </text:span><text:span text:style-name="T14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64"><text:span text:style-name="T10">Руководить ликвидацией аварии до прибытия ответственного руководителя работ.</text:span></text:p>
              </text:list-item>
            </text:list>
            <text:p text:style-name="P168"><text:span text:style-name="T10"/></text:p>
            <text:list xml:id="list151951901138911" text:continue-numbering="true" text:style-name="L2">
              <text:list-header>
                <text:p text:style-name="P65">ОД ООРМ.</text:p>
                <text:p text:style-name="P72">Порядок действий:</text:p>
              </text:list-header>
              <text:list-item text:start-value="1">
                <text:p text:style-name="P45">Оповестить аварийные службы и руководство комбината согласно списка.</text:p>
              </text:list-item>
            </text:list>
            <text:p text:style-name="P48"/>
            <text:p text:style-name="P68">Начальник отдела 071 (ответственный руководитель работ).</text:p>
            <text:p text:style-name="P75">Порядок действий:</text:p>
            <text:list xml:id="list151951718854862" text:continue-list="list151951901138911" text:style-name="L2">
              <text:list-item text:start-value="1">
                <text:p text:style-name="P45">Прибыть на место аварии, оценить обстановку.</text:p>
              </text:list-item>
              <text:list-item>
                <text:p text:style-name="P45">Использовать СИЗ.</text:p>
              </text:list-item>
              <text:list-item>
                <text:p text:style-name="P45">Принять на себя руководство ликвидацией аварии.</text:p>
              </text:list-item>
              <text:list-item>
                <text:p text:style-name="P60">Организовать и проконтролировать:</text:p>
              </text:list-item>
            </text:list>
            <text:list xml:id="list151950894518226" text:continue-list="list151951418522307" text:style-name="List_20_1">
              <text:list-item>
                <text:list>
                  <text:list-item>
                    <text:p text:style-name="P114"><text:span text:style-name="T20">оповещение ОД ООРМ;</text:span></text:p>
                  </text:list-item>
                  <text:list-item>
                    <text:p text:style-name="P56">оцепление опасной зоны;</text:p>
                  </text:list-item>
                  <text:list-item>
                    <text:p text:style-name="P57"><text:soft-page-break/>оповещение близлежащих цехов;</text:p>
                  </text:list-item>
                  <text:list-item>
                    <text:p text:style-name="P57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67"><text:span text:style-name="T15">оказание первой помощи пострадавшим;</text:span></text:p>
              </text:list-item>
            </text:list>
            <text:list xml:id="list3207605842" text:style-name="L14">
              <text:list-item>
                <text:p text:style-name="P182"><text:span text:style-name="T10">При необходимости вызвать ФПС, НАСО. Направить прибывшие ФПС, НАСО к месту аварии.</text:span></text:p>
              </text:list-item>
              <text:list-item>
                <text:p text:style-name="P172"><text:span text:style-name="T10">Продублировать вызов работников ЦМСЧ-91 ФМБА (при необходимости).</text:span></text:p>
              </text:list-item>
              <text:list-item>
                <text:p text:style-name="P172"><text:span text:style-name="T10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72"><text:span text:style-name="T10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71"/>
            <text:p text:style-name="P127"><text:span text:style-name="T22">НАСО (при необходимости).</text:span></text:p>
            <text:p text:style-name="P133"><text:span text:style-name="T22">Порядок действий:</text:span></text:p>
            <text:list xml:id="list151951659593562" text:continue-list="list151951718854862" text:style-name="L2">
              <text:list-item text:start-value="1">
                <text:p text:style-name="P140"><text:span text:style-name="T22">Прибыть на место аварии и развернуться.</text:span></text:p>
              </text:list-item>
              <text:list-item>
                <text:p text:style-name="P140"><text:span text:style-name="T22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77"><text:span text:style-name="T10">Принимать участие в ликвидации аварии в установленном порядке.</text:span></text:p>
              </text:list-item>
            </text:list>
            <text:p text:style-name="P179"><text:span text:style-name="T10"/></text:p>
            <text:p text:style-name="P185"><text:span text:style-name="T10">Работники ФГУЗ ЦМСЧ-91 ФМБА осси (при необходимости).</text:span></text:p>
            <text:p text:style-name="P188"><text:span text:style-name="T10">Порядок действий:</text:span></text:p>
            <text:list xml:id="list3099906837" text:style-name="L15">
              <text:list-item>
                <text:p text:style-name="P181"><text:span text:style-name="T10">Прибыть на место аварии.</text:span></text:p>
              </text:list-item>
              <text:list-item>
                <text:p text:style-name="P181"><text:span text:style-name="T10">Оказать первую помощь </text:span><text:soft-page-break/><text:span text:style-name="T10">пострадавшим.</text:span></text:p>
              </text:list-item>
              <text:list-item>
                <text:p text:style-name="P181"><text:span text:style-name="T1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576">
          <table:table-cell table:style-name="Таблица1.A1" office:value-type="string">
            <text:p text:style-name="P92"><text:span text:style-name="T32">5. </text:span>Утечка <text:span text:style-name="T2">ацетилена (водорода, бутана, кислорода)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list xml:id="list2004535409" text:style-name="L16">
              <text:list-item>
                <text:p text:style-name="P194"><text:span text:style-name="T32">резкий запах (кислород без запаха);</text:span></text:p>
              </text:list-item>
            </text:list>
            <text:list xml:id="list151950597620879" text:continue-list="list151950927844904" text:style-name="L13">
              <text:list-item>
                <text:p text:style-name="P189">шум (свист), создаваемый истекающим из баллона газом.</text:p>
              </text:list-item>
            </text:list>
          </table:table-cell>
          <table:table-cell table:style-name="Таблица1.A1" office:value-type="string">
            <text:list xml:id="list151952304595122" text:continue-list="list2004535409" text:style-name="L16">
              <text:list-item>
                <text:p text:style-name="P190">прекращение работы;</text:p>
              </text:list-item>
              <text:list-item>
                <text:p text:style-name="P190">средства связи и оповещения;</text:p>
              </text:list-item>
              <text:list-item>
                <text:p text:style-name="P190">сирена ручная типа РС-100;</text:p>
              </text:list-item>
              <text:list-item>
                <text:p text:style-name="P190">обеспечение требований пожарной безопасности;</text:p>
              </text:list-item>
              <text:list-item>
                <text:p text:style-name="P190">использование средств индивидуальной защиты;</text:p>
              </text:list-item>
              <text:list-item>
                <text:p text:style-name="P190">предупредительные знаки;</text:p>
              </text:list-item>
              <text:list-item>
                <text:p text:style-name="P190">погрузочно-разгрузочные работы производит только обученный и аттестованный персонал;</text:p>
              </text:list-item>
              <text:list-item>
                <text:p text:style-name="P190">силы и средства НАСО (при необходимости).</text:p>
              </text:list-item>
            </text:list>
          </table:table-cell>
          <table:table-cell table:style-name="Таблица1.A1" office:value-type="string">
            <text:p text:style-name="P96">Транспортировщики, техник по хранению.</text:p>
            <text:p text:style-name="P103">Порядок действий:</text:p>
            <text:list xml:id="list151951909757566" text:continue-list="list151951082443224" text:style-name="L8">
              <text:list-item text:start-value="1">
                <text:p text:style-name="P31">Использовать СИЗ.</text:p>
              </text:list-item>
              <text:list-item>
                <text:p text:style-name="P31">Немедленно удалить всех посторонних лиц с места аварии, держаться с наветренной стороны.</text:p>
              </text:list-item>
              <text:list-item>
                <text:p text:style-name="P31">Подать звуковой сигнал тревоги с помощью ручной сирены.</text:p>
              </text:list-item>
              <text:list-item>
                <text:p text:style-name="P109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44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44">При выходе у ворот, ограждающих склад баллонов, выставить предупредительный знак: <text:span text:style-name="T17">Р</text:span><text:span text:style-name="T10">03 «</text:span><text:span text:style-name="T17">Проход запрещен</text:span><text:span text:style-name="T10">» согласно ГОСТ 12.4.026-2015.</text:span></text:p>
              </text:list-item>
              <text:list-item>
                <text:p text:style-name="P144"><text:span text:style-name="T10">Соблюдать меры пожарной безопасности. </text:span><text:span text:style-name="T13">Избегать контакта с вытекающим газом! Открытое пламя и курение — категорически запрещены!</text:span></text:p>
              </text:list-item>
              <text:list-item>
                <text:p text:style-name="P154"><text:span text:style-name="T10">Вентиль баллона, по возможности, быстро ЗАКРЫТЬ специальным ключом в безыскровом исполнении. </text:span><text:span text:style-name="T12">Ацетилен взрывоопасен!</text:span></text:p>
              </text:list-item>
              <text:list-item>
                <text:p text:style-name="P154"><text:soft-page-break/><text:span text:style-name="T10">Если вентиль перекрыть невозможно, переместить баллон подальше от</text:span></text:p>
              </text:list-item>
            </text:list>
          </table:table-cell>
        </table:table-row>
        <table:table-row table:style-name="TableLine11786684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12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39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66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93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20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48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75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02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29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56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84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5T15:19:50.092000000</dc:date>
    <meta:editing-duration>PT4H22M7S</meta:editing-duration>
    <meta:editing-cycles>23</meta:editing-cycles>
    <meta:generator>LibreOffice/7.2.4.1$Windows_X86_64 LibreOffice_project/27d75539669ac387bb498e35313b970b7fe9c4f9</meta:generator>
    <meta:document-statistic meta:table-count="1" meta:image-count="0" meta:object-count="0" meta:page-count="17" meta:paragraph-count="279" meta:word-count="2319" meta:character-count="17176" meta:non-whitespace-character-count="15293"/>
  </office:meta>
</office:document-meta>
</file>